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Openness</text:p>
          </table:table-cell>
          <table:table-cell office:value-type="string">
            <text:p>Conscientiousness</text:p>
          </table:table-cell>
          <table:table-cell office:value-type="string">
            <text:p>Extraversion</text:p>
          </table:table-cell>
          <table:table-cell office:value-type="string">
            <text:p>Agreeableness</text:p>
          </table:table-cell>
          <table:table-cell office:value-type="string">
            <text:p>Neuroticism</text:p>
          </table:table-cell>
        </table:table-row>
        <table:table-row table:style-name="ro1">
          <table:table-cell office:value-type="string">
            <text:p>AU01</text:p>
          </table:table-cell>
          <table:table-cell office:value-type="float" office:value="0">
            <text:p>0</text:p>
          </table:table-cell>
          <table:table-cell office:value-type="float" office:value="75.4">
            <text:p>75.4</text:p>
          </table:table-cell>
          <table:table-cell office:value-type="float" office:value="57.51">
            <text:p>57.51</text:p>
          </table:table-cell>
          <table:table-cell office:value-type="float" office:value="81.77">
            <text:p>81.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02</text:p>
          </table:table-cell>
          <table:table-cell office:value-type="float" office:value="0">
            <text:p>0</text:p>
          </table:table-cell>
          <table:table-cell office:value-type="float" office:value="81.03">
            <text:p>81.03</text:p>
          </table:table-cell>
          <table:table-cell office:value-type="float" office:value="68.91">
            <text:p>68.91</text:p>
          </table:table-cell>
          <table:table-cell office:value-type="float" office:value="93.44">
            <text:p>93.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04</text:p>
          </table:table-cell>
          <table:table-cell office:value-type="float" office:value="0">
            <text:p>0</text:p>
          </table:table-cell>
          <table:table-cell office:value-type="float" office:value="76.93">
            <text:p>76.93</text:p>
          </table:table-cell>
          <table:table-cell office:value-type="float" office:value="55.21">
            <text:p>55.21</text:p>
          </table:table-cell>
          <table:table-cell office:value-type="float" office:value="96.59">
            <text:p>96.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05</text:p>
          </table:table-cell>
          <table:table-cell office:value-type="float" office:value="0">
            <text:p>0</text:p>
          </table:table-cell>
          <table:table-cell office:value-type="float" office:value="90.2">
            <text:p>90.2</text:p>
          </table:table-cell>
          <table:table-cell office:value-type="float" office:value="84.1">
            <text:p>84.1</text:p>
          </table:table-cell>
          <table:table-cell office:value-type="float" office:value="95.35">
            <text:p>95.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06</text:p>
          </table:table-cell>
          <table:table-cell office:value-type="float" office:value="94.05">
            <text:p>94.05</text:p>
          </table:table-cell>
          <table:table-cell office:value-type="float" office:value="99.22">
            <text:p>99.22</text:p>
          </table:table-cell>
          <table:table-cell office:value-type="float" office:value="291.99">
            <text:p>291.99</text:p>
          </table:table-cell>
          <table:table-cell office:value-type="float" office:value="341.33">
            <text:p>341.33</text:p>
          </table:table-cell>
          <table:table-cell office:value-type="float" office:value="98.33">
            <text:p>98.33</text:p>
          </table:table-cell>
        </table:table-row>
        <table:table-row table:style-name="ro1">
          <table:table-cell office:value-type="string">
            <text:p>AU07</text:p>
          </table:table-cell>
          <table:table-cell office:value-type="float" office:value="83.74">
            <text:p>83.74</text:p>
          </table:table-cell>
          <table:table-cell office:value-type="float" office:value="86.2">
            <text:p>86.2</text:p>
          </table:table-cell>
          <table:table-cell office:value-type="float" office:value="227.32">
            <text:p>227.32</text:p>
          </table:table-cell>
          <table:table-cell office:value-type="float" office:value="231.43">
            <text:p>231.43</text:p>
          </table:table-cell>
          <table:table-cell office:value-type="float" office:value="72.5">
            <text:p>72.5</text:p>
          </table:table-cell>
        </table:table-row>
        <table:table-row table:style-name="ro1">
          <table:table-cell office:value-type="string">
            <text:p>AU09</text:p>
          </table:table-cell>
          <table:table-cell office:value-type="float" office:value="0">
            <text:p>0</text:p>
          </table:table-cell>
          <table:table-cell office:value-type="float" office:value="80.96">
            <text:p>80.96</text:p>
          </table:table-cell>
          <table:table-cell office:value-type="float" office:value="91.74">
            <text:p>91.74</text:p>
          </table:table-cell>
          <table:table-cell office:value-type="float" office:value="105.84">
            <text:p>105.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10</text:p>
          </table:table-cell>
          <table:table-cell office:value-type="float" office:value="69.59">
            <text:p>69.59</text:p>
          </table:table-cell>
          <table:table-cell office:value-type="float" office:value="92.61">
            <text:p>92.61</text:p>
          </table:table-cell>
          <table:table-cell office:value-type="float" office:value="227.08">
            <text:p>227.08</text:p>
          </table:table-cell>
          <table:table-cell office:value-type="float" office:value="253.65">
            <text:p>253.65</text:p>
          </table:table-cell>
          <table:table-cell office:value-type="float" office:value="41.51">
            <text:p>41.51</text:p>
          </table:table-cell>
        </table:table-row>
        <table:table-row table:style-name="ro1">
          <table:table-cell office:value-type="string">
            <text:p>AU12</text:p>
          </table:table-cell>
          <table:table-cell office:value-type="float" office:value="152.93">
            <text:p>152.93</text:p>
          </table:table-cell>
          <table:table-cell office:value-type="float" office:value="100.77">
            <text:p>100.77</text:p>
          </table:table-cell>
          <table:table-cell office:value-type="float" office:value="393.9">
            <text:p>393.9</text:p>
          </table:table-cell>
          <table:table-cell office:value-type="float" office:value="462.75">
            <text:p>462.75</text:p>
          </table:table-cell>
          <table:table-cell office:value-type="float" office:value="105.82">
            <text:p>105.82</text:p>
          </table:table-cell>
        </table:table-row>
        <table:table-row table:style-name="ro1">
          <table:table-cell office:value-type="string">
            <text:p>AU14</text:p>
          </table:table-cell>
          <table:table-cell office:value-type="float" office:value="99.78">
            <text:p>99.78</text:p>
          </table:table-cell>
          <table:table-cell office:value-type="float" office:value="97.56">
            <text:p>97.56</text:p>
          </table:table-cell>
          <table:table-cell office:value-type="float" office:value="215.36">
            <text:p>215.36</text:p>
          </table:table-cell>
          <table:table-cell office:value-type="float" office:value="292.56">
            <text:p>292.56</text:p>
          </table:table-cell>
          <table:table-cell office:value-type="float" office:value="84.58">
            <text:p>84.58</text:p>
          </table:table-cell>
        </table:table-row>
        <table:table-row table:style-name="ro1">
          <table:table-cell office:value-type="string">
            <text:p>AU15</text:p>
          </table:table-cell>
          <table:table-cell office:value-type="float" office:value="0">
            <text:p>0</text:p>
          </table:table-cell>
          <table:table-cell office:value-type="float" office:value="84.65">
            <text:p>84.65</text:p>
          </table:table-cell>
          <table:table-cell office:value-type="float" office:value="86.37">
            <text:p>86.37</text:p>
          </table:table-cell>
          <table:table-cell office:value-type="float" office:value="99.1">
            <text:p>9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17</text:p>
          </table:table-cell>
          <table:table-cell office:value-type="float" office:value="0">
            <text:p>0</text:p>
          </table:table-cell>
          <table:table-cell office:value-type="float" office:value="78.93">
            <text:p>78.93</text:p>
          </table:table-cell>
          <table:table-cell office:value-type="float" office:value="94.34">
            <text:p>94.34</text:p>
          </table:table-cell>
          <table:table-cell office:value-type="float" office:value="104.75">
            <text:p>104.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20</text:p>
          </table:table-cell>
          <table:table-cell office:value-type="float" office:value="0">
            <text:p>0</text:p>
          </table:table-cell>
          <table:table-cell office:value-type="float" office:value="85.93">
            <text:p>85.93</text:p>
          </table:table-cell>
          <table:table-cell office:value-type="float" office:value="53.52">
            <text:p>53.52</text:p>
          </table:table-cell>
          <table:table-cell office:value-type="float" office:value="79.09">
            <text:p>79.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23</text:p>
          </table:table-cell>
          <table:table-cell office:value-type="float" office:value="0">
            <text:p>0</text:p>
          </table:table-cell>
          <table:table-cell office:value-type="float" office:value="79.18">
            <text:p>79.18</text:p>
          </table:table-cell>
          <table:table-cell office:value-type="float" office:value="66.78">
            <text:p>66.78</text:p>
          </table:table-cell>
          <table:table-cell office:value-type="float" office:value="82.86">
            <text:p>82.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25</text:p>
          </table:table-cell>
          <table:table-cell office:value-type="float" office:value="76.51">
            <text:p>76.51</text:p>
          </table:table-cell>
          <table:table-cell office:value-type="float" office:value="101.78">
            <text:p>101.78</text:p>
          </table:table-cell>
          <table:table-cell office:value-type="float" office:value="232.9">
            <text:p>232.9</text:p>
          </table:table-cell>
          <table:table-cell office:value-type="float" office:value="201.4">
            <text:p>20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26</text:p>
          </table:table-cell>
          <table:table-cell office:value-type="float" office:value="0">
            <text:p>0</text:p>
          </table:table-cell>
          <table:table-cell office:value-type="float" office:value="84.12">
            <text:p>84.12</text:p>
          </table:table-cell>
          <table:table-cell office:value-type="float" office:value="81.45">
            <text:p>81.45</text:p>
          </table:table-cell>
          <table:table-cell office:value-type="float" office:value="94.03">
            <text:p>94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28</text:p>
          </table:table-cell>
          <table:table-cell office:value-type="float" office:value="36.28">
            <text:p>36.28</text:p>
          </table:table-cell>
          <table:table-cell office:value-type="float" office:value="89.68">
            <text:p>89.68</text:p>
          </table:table-cell>
          <table:table-cell office:value-type="float" office:value="69.86">
            <text:p>69.86</text:p>
          </table:table-cell>
          <table:table-cell office:value-type="float" office:value="98.9">
            <text:p>9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45</text:p>
          </table:table-cell>
          <table:table-cell office:value-type="float" office:value="0">
            <text:p>0</text:p>
          </table:table-cell>
          <table:table-cell office:value-type="float" office:value="114.94">
            <text:p>114.94</text:p>
          </table:table-cell>
          <table:table-cell office:value-type="float" office:value="58.22">
            <text:p>58.22</text:p>
          </table:table-cell>
          <table:table-cell office:value-type="float" office:value="82.95">
            <text:p>82.95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15/03/2017</text:date>, <text:time>01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g Renvall</meta:initial-creator>
    <meta:creation-date>2017-03-15T00:48:06.03</meta:creation-date>
    <dc:date>2017-03-15T01:18:31.28</dc:date>
    <dc:creator>Stig Renvall</dc:creator>
    <meta:editing-duration>PT30M26S</meta:editing-duration>
    <meta:editing-cycles>3</meta:editing-cycles>
    <meta:generator>OpenOffice/4.1.2$Win32 OpenOffice.org_project/412m3$Build-9782</meta:generator>
    <meta:document-statistic meta:table-count="3" meta:cell-count="113" meta:object-count="0"/>
  </office:meta>
</office:document-meta>
</file>